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7" table:number-rows-repeated="1048468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7:21:28.82766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1T22:58:46.486579793</dc:date>
    <meta:editing-duration>P11DT14H23M5S</meta:editing-duration>
    <meta:editing-cycles>149</meta:editing-cycles>
    <meta:document-statistic meta:table-count="2" meta:cell-count="324" meta:object-count="0"/>
  </office:meta>
</office:document-meta>
</file>